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text-properties fo:color="#423c1f" style:font-name="Verdana" fo:font-size="9pt" fo:font-weight="bold"/>
    </style:style>
    <style:style style:name="T1" style:family="text">
      <style:text-properties fo:color="#5a5a5a" style:font-name="Verdana" fo:font-size="8.2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urkey Burgers with Scallions and Mushrooms </text:h>
      <text:p text:style-name="Text_20_body"><text:span text:style-name="T1">Prep time: 25 minutes<text:line-break/>Chilling time: 2 to 3 hours<text:line-break/>Grilling time: 10 to 14 minutes<text:line-break/><text:line-break/>8 ounces fresh shiitake mushrooms<text:line-break/>2 tablespoons thinly sliced garlic <text:line-break/>1/4 cup olive oil, plus a little more for grilling the patties<text:line-break/>1 tablespoon finely chopped fresh ginger<text:line-break/>1 cup thinly sliced scallions<text:line-break/>1-1/4 teaspoons kosher salt, divided<text:line-break/>1/2 teaspoon freshly ground black pepper, divided<text:line-break/>2-1/2 pounds ground turkey (93% lean) <text:line-break/>1 tablespoon minced fresh thyme <text:line-break/>1 tablespoon soy sauce <text:line-break/>2 teaspoons dark sesame oil<text:line-break/>2 teaspoons dry mustard powder<text:line-break/>8 sesame seed buns<text:line-break/>Dijon mustard, optional<text:line-break/>Tabasco® sauce, optional<text:line-break/><text:line-break/>1. Wipe the mushrooms with a damp paper towel. Twist out the stems from the caps and discard. Cut the mushrooms into 1/4-inch dice. <text:line-break/><text:line-break/>2. In a skillet large enough to hold the mushrooms in a single layer, heat the garlic in the oil over medium heat. When the garlic starts to sizzle, swirl it for even cooking until it starts to turn golden, about 3 minutes. Add the ginger and the scallions and continue to cook until the scallions start to wilt, about 1 minute. With a slotted spoon, move the ingredients to a baking sheet, keeping as much of the fragrant oil as possible in the pan. Add the mushrooms in an even layer to the pan and season with 1/2 teaspoon salt and 1/4 teaspoon pepper. Increase the heat to medium and cook until caramelized, 6 to 8 minutes, stirring occasionally. Transfer the mushrooms to the baking sheet, spreading them out to cool.<text:line-break/><text:line-break/>3. In a large bowl gently mix the turkey, cooked vegetables, thyme, soy sauce, sesame oil, mustard powder, the remaining 3/4 teaspoon salt and remaining 1/4 teaspoon pepper. Divide the turkey mixture into 8 portions, about 6 ounces each. Gently shape into patties about 4 inches in diameter and 3/4 inch thick. Cover and refrigerate for 2 to 3 hours. <text:line-break/><text:line-break/>4. If you are using a charcoal grill, fill a </text:span><text:a xlink:type="simple" xlink:href="http://cts.vresp.com/c/?WeberStephenProducts/bcff5d92f9/28a57eea9c/ecdeb21f0a/pid=1181" office:target-frame-name="_blank" xlink:show="new">Weber® RapidFire® chimney starter</text:a><text:span text:style-name="T1"> to the rim with charcoal and burn the charcoal until it is lightly covered with ash. Spread the charcoal in a tightly packed, single layer across one-half of the charcoal grate. Put the cooking grate in place, close the lid, and preheat the grill to high heat. Keep all the vents open.<text:line-break/><text:line-break/>If you are using a gas grill, preheat your grill on high until it reaches 500°F. <text:line-break/><text:line-break/>5. Lightly coat the burgers on both sides with olive oil. Brush the cooking grate(s) clean. Grill the patties over </text:span><text:span text:style-name="Emphasis"><text:span text:style-name="Strong_20_Emphasis"><text:span text:style-name="T1">direct high heat</text:span></text:span></text:span><text:span text:style-name="T1"> (450°F to 550°F), with the lid closed as much as possible, until well browned on both sides, 6 to 8 minutes, turning once when the patties release easily from the grate and swapping their positions as needed for even cooking. Move the patties over </text:span><text:span text:style-name="Emphasis"><text:span text:style-name="Strong_20_Emphasis"><text:span text:style-name="T1">indirect high heat</text:span></text:span></text:span><text:span text:style-name="T1"> and cook until the internal temperature reaches 165°F, 4 to 6 minutes, swapping their positions as needed for even cooking. <text:line-break/><text:line-break/>6. Grill the buns, cut sides down, over direct heat, with the lid open, until lightly toasted, 20 to 30 seconds. Serve warm with mustard and Tabasco® sauce, if desired.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bertm </meta:initial-creator>
    <meta:creation-date>2010-12-27T03:20:53</meta:creation-date>
    <meta:document-statistic meta:table-count="0" meta:image-count="0" meta:object-count="0" meta:page-count="1" meta:paragraph-count="2" meta:word-count="520" meta:character-count="2996"/>
    <dc:date>2010-12-27T03:22:07</dc:date>
    <dc:creator>robertm </dc:creator>
    <meta:editing-duration>PT00H01M14S</meta:editing-duration>
    <meta:editing-cycles>1</meta:editing-cycles>
    <meta:generator>OpenOffice.org/3.1$Unix OpenOffice.org_project/310m19$Build-9420</meta:generator>
  </office:meta>
</office:document-meta>
</file>